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cc634" officeooo:paragraph-rsid="000cc634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office:annotation><dc:creator>Unknown Author</dc:creator><dc:date>2016-06-03T16:54:30</dc:date><text:p><text:span text:style-name="T1">do text</text:span></text:p><text:p>from xhtml(document)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c634" officeooo:paragraph-rsid="000cc63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IPhO 2016<text:tab/><text:conditional-text text:condition="ooow:true" text:string-value-if-true="title" text:string-value-if-false="">title</text:conditional-text><text:tab/><text:conditional-text text:condition="ooow:true" text:string-value-if-true="lang_name" text:string-value-if-false="">lang_name</text:conditional-tex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6:31:47.804000000</meta:creation-date>
    <dc:date>2016-06-04T09:21:30.090000000</dc:date>
    <meta:editing-duration>PT13M46S</meta:editing-duration>
    <meta:editing-cycles>4</meta:editing-cycles>
    <meta:generator>LibreOffice/5.1.3.2$Windows_x86 LibreOffice_project/644e4637d1d8544fd9f56425bd6cec110e49301b</meta:generator>
    <meta:document-statistic meta:table-count="0" meta:image-count="0" meta:object-count="0" meta:page-count="1" meta:paragraph-count="2" meta:word-count="4" meta:character-count="25" meta:non-whitespace-character-count="22"/>
  </office:meta>
</office:document-meta>
</file>